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4cm" fo:min-width="1.52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2.288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4cm" fo:min-width="2.28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52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DejaVu Sans Mono" fo:font-size="35.0999984741211pt"/>
    </style:style>
    <style:style style:name="P2" style:family="paragraph">
      <loext:graphic-properties draw:fill="none"/>
      <style:paragraph-properties fo:text-align="center"/>
      <style:text-properties style:font-name="DejaVu Sans Mono"/>
    </style:style>
    <style:style style:name="P3" style:family="paragraph">
      <loext:graphic-properties draw:fill="none" draw:fill-color="#ffffff"/>
      <style:paragraph-properties style:writing-mode="lr-tb"/>
      <style:text-properties style:font-name="DejaVu Sans Mono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style:font-name="DejaVu Sans Mono"/>
    </style:style>
    <style:style style:name="P6" style:family="paragraph">
      <loext:graphic-properties draw:fill="none" draw:fill-color="#ffffff"/>
      <style:text-properties style:font-name="DejaVu Sans Mono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style:font-name="DejaVu Sans Mono" fo:font-size="18pt" style:font-size-asian="18pt" style:font-size-complex="18pt"/>
    </style:style>
    <style:style style:name="T2" style:family="text">
      <style:text-properties style:font-name="DejaVu Sans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1" draw:id="id1" draw:layer="layout" svg:width="2.026cm" svg:height="1.074cm" svg:x="9.737cm" svg:y="24.72cm">
          <draw:text-box>
            <text:p><text:span text:style-name="T1">main</text:span></text:p>
          </draw:text-box>
        </draw:frame>
        <draw:frame draw:style-name="gr2" draw:text-style-name="P1" xml:id="id10" draw:id="id10" draw:layer="layout" svg:width="2.521cm" svg:height="0.988cm" svg:x="6.709cm" svg:y="17.051cm">
          <draw:text-box>
            <text:p><text:span text:style-name="T1">stack</text:span></text:p>
          </draw:text-box>
        </draw:frame>
        <draw:connector draw:style-name="gr3" draw:text-style-name="P2" draw:layer="layout" draw:type="line" svg:x1="10.75cm" svg:y1="24.72cm" svg:x2="10.75cm" svg:y2="23.311cm" draw:start-shape="id1" draw:start-glue-point="0" draw:end-shape="id2" draw:end-glue-point="2" svg:d="M10750 24720v-1409" svg:viewBox="0 0 1 1410">
          <text:p/>
        </draw:connector>
        <draw:frame draw:style-name="gr4" draw:text-style-name="P1" xml:id="id3" draw:id="id3" draw:layer="layout" svg:width="3.216cm" svg:height="0.988cm" svg:x="6.36cm" svg:y="19.393cm">
          <draw:text-box>
            <text:p><text:span text:style-name="T1">builtin</text:span></text:p>
          </draw:text-box>
        </draw:frame>
        <draw:frame draw:style-name="gr5" draw:text-style-name="P3" xml:id="id4" draw:id="id4" draw:layer="layout" svg:width="3.55cm" svg:height="0.988cm" svg:x="8.912cm" svg:y="14.142cm">
          <draw:text-box>
            <text:p><text:span text:style-name="T2">variable</text:span></text:p>
          </draw:text-box>
        </draw:frame>
        <draw:frame draw:style-name="gr2" draw:text-style-name="P1" xml:id="id2" draw:id="id2" draw:layer="layout" svg:width="1.715cm" svg:height="0.988cm" svg:x="9.893cm" svg:y="22.323cm">
          <draw:text-box>
            <text:p><text:span text:style-name="T1">cpu</text:span></text:p>
          </draw:text-box>
        </draw:frame>
        <draw:connector draw:style-name="gr3" draw:text-style-name="P4" draw:layer="layout" draw:type="line" svg:x1="10.75cm" svg:y1="22.323cm" svg:x2="7.968cm" svg:y2="20.381cm" draw:start-shape="id2" draw:start-glue-point="0" draw:end-shape="id3" draw:end-glue-point="2" svg:d="M10750 22323l-2782-1942" svg:viewBox="0 0 2783 1943">
          <text:p/>
        </draw:connector>
        <draw:frame draw:style-name="gr6" draw:text-style-name="P6" xml:id="id9" draw:id="id9" draw:layer="layout" svg:width="3.169cm" svg:height="0.988cm" svg:x="9.103cm" svg:y="7.781cm">
          <draw:text-box>
            <text:p text:style-name="P5">varbase</text:p>
          </draw:text-box>
        </draw:frame>
        <draw:frame draw:style-name="gr6" draw:text-style-name="P6" xml:id="id8" draw:id="id8" draw:layer="layout" svg:width="1.645cm" svg:height="0.988cm" svg:x="12.977cm" svg:y="10.44cm">
          <draw:text-box>
            <text:p text:style-name="P5">int</text:p>
          </draw:text-box>
        </draw:frame>
        <draw:frame draw:style-name="gr6" draw:text-style-name="P6" xml:id="id7" draw:id="id7" draw:layer="layout" svg:width="2.788cm" svg:height="0.988cm" svg:x="9.293cm" svg:y="10.44cm">
          <draw:text-box>
            <text:p text:style-name="P5">string</text:p>
          </draw:text-box>
        </draw:frame>
        <draw:frame draw:style-name="gr6" draw:text-style-name="P6" xml:id="id5" draw:id="id5" draw:layer="layout" svg:width="2.026cm" svg:height="0.988cm" svg:x="5.985cm" svg:y="10.44cm">
          <draw:text-box>
            <text:p text:style-name="P5">list</text:p>
          </draw:text-box>
        </draw:frame>
        <draw:connector draw:style-name="gr3" draw:text-style-name="P2" draw:layer="layout" draw:type="line" svg:x1="10.687cm" svg:y1="14.142cm" svg:x2="6.998cm" svg:y2="11.428cm" draw:start-shape="id4" draw:start-glue-point="0" draw:end-shape="id5" draw:end-glue-point="2" svg:d="M10687 14142l-3689-2714" svg:viewBox="0 0 3690 2715">
          <text:p/>
        </draw:connector>
        <draw:frame draw:style-name="gr6" draw:text-style-name="P6" xml:id="id6" draw:id="id6" draw:layer="layout" svg:width="2.788cm" svg:height="0.988cm" svg:x="12.634cm" svg:y="17.051cm">
          <draw:text-box>
            <text:p text:style-name="P5">global</text:p>
          </draw:text-box>
        </draw:frame>
        <draw:connector draw:style-name="gr3" draw:text-style-name="P2" draw:layer="layout" draw:type="line" svg:x1="10.75cm" svg:y1="22.323cm" svg:x2="14.028cm" svg:y2="18.039cm" draw:start-shape="id2" draw:start-glue-point="0" draw:end-shape="id6" draw:end-glue-point="2" svg:d="M10750 22323l3278-4284" svg:viewBox="0 0 3279 4285">
          <text:p/>
        </draw:connector>
        <draw:connector draw:style-name="gr3" draw:text-style-name="P2" draw:layer="layout" draw:type="line" svg:x1="10.687cm" svg:y1="14.142cm" svg:x2="10.687cm" svg:y2="11.428cm" draw:start-shape="id4" draw:start-glue-point="0" draw:end-shape="id7" draw:end-glue-point="2" svg:d="M10687 14142v-2714" svg:viewBox="0 0 1 2715">
          <text:p/>
        </draw:connector>
        <draw:connector draw:style-name="gr3" draw:text-style-name="P2" draw:layer="layout" draw:type="line" svg:x1="13.799cm" svg:y1="10.44cm" svg:x2="10.687cm" svg:y2="8.769cm" draw:start-shape="id8" draw:start-glue-point="0" draw:end-shape="id9" draw:end-glue-point="2" svg:d="M13799 10440l-3112-1671" svg:viewBox="0 0 3113 1672">
          <text:p/>
        </draw:connector>
        <draw:connector draw:style-name="gr3" draw:text-style-name="P2" draw:layer="layout" draw:type="line" svg:x1="10.687cm" svg:y1="10.44cm" svg:x2="10.687cm" svg:y2="8.769cm" draw:start-shape="id7" draw:start-glue-point="0" draw:end-shape="id9" draw:end-glue-point="2" svg:d="M10687 10440v-1671" svg:viewBox="0 0 1 1672">
          <text:p/>
        </draw:connector>
        <draw:connector draw:style-name="gr3" draw:text-style-name="P2" draw:layer="layout" draw:type="line" svg:x1="6.998cm" svg:y1="10.44cm" svg:x2="10.687cm" svg:y2="8.769cm" draw:start-shape="id5" draw:start-glue-point="0" draw:end-shape="id9" draw:end-glue-point="2" svg:d="M6998 10440l3689-1671" svg:viewBox="0 0 3690 1672">
          <text:p/>
        </draw:connector>
        <draw:connector draw:style-name="gr3" draw:text-style-name="P2" draw:layer="layout" draw:type="line" svg:x1="7.968cm" svg:y1="19.393cm" svg:x2="7.969cm" svg:y2="18.039cm" draw:start-shape="id3" draw:start-glue-point="0" draw:end-shape="id10" draw:end-glue-point="2" svg:d="M7968 19393l1-1354" svg:viewBox="0 0 2 1355">
          <text:p/>
        </draw:connector>
        <draw:connector draw:style-name="gr3" draw:text-style-name="P2" draw:layer="layout" draw:type="line" svg:x1="10.687cm" svg:y1="14.142cm" svg:x2="13.799cm" svg:y2="11.428cm" draw:start-shape="id4" draw:start-glue-point="0" draw:end-shape="id8" draw:end-glue-point="2" svg:d="M10687 14142l3112-2714" svg:viewBox="0 0 3113 2715">
          <text:p/>
        </draw:connector>
        <draw:connector draw:style-name="gr3" draw:text-style-name="P2" draw:layer="layout" draw:type="line" svg:x1="7.969cm" svg:y1="17.051cm" svg:x2="10.687cm" svg:y2="15.13cm" draw:start-shape="id10" draw:start-glue-point="0" draw:end-shape="id4" draw:end-glue-point="2" svg:d="M7969 17051l2718-1921" svg:viewBox="0 0 2719 1922">
          <text:p/>
        </draw:connector>
        <draw:connector draw:style-name="gr3" draw:text-style-name="P2" draw:layer="layout" draw:type="line" svg:x1="14.028cm" svg:y1="17.051cm" svg:x2="10.687cm" svg:y2="15.13cm" draw:start-shape="id6" draw:start-glue-point="0" draw:end-shape="id4" draw:end-glue-point="2" svg:d="M14028 17051l-3341-1921" svg:viewBox="0 0 3342 1922">
          <text:p/>
        </draw:connector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17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5.199996948242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938cm" fo:margin-bottom="0cm" fo:text-indent="0cm"/>
      <style:text-properties fo:font-size="65.800003051757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701cm" fo:margin-bottom="0cm" fo:text-indent="0cm"/>
      <style:text-properties fo:font-size="56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66cm" fo:margin-bottom="0cm" fo:text-indent="0cm"/>
      <style:text-properties fo:font-size="4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3cm" fo:margin-bottom="0cm" fo:text-indent="0cm"/>
      <style:text-properties fo:font-size="4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3cm" fo:margin-bottom="0cm" fo:text-indent="0cm"/>
      <style:text-properties fo:font-size="4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3cm" fo:margin-bottom="0cm" fo:text-indent="0cm"/>
      <style:text-properties fo:font-size="4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3cm" fo:margin-bottom="0cm" fo:text-indent="0cm"/>
      <style:text-properties fo:font-size="4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3cm" fo:margin-bottom="0cm" fo:text-indent="0cm"/>
      <style:text-properties fo:font-size="4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3.5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0.016cm" fo:margin-left="1cm" fo:margin-right="1cm" fo:page-width="29.7cm" fo:page-height="40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232cm" svg:height="7.047cm" svg:x="3.031cm" svg:y="2.397cm"/>
      <draw:page-thumbnail draw:layer="backgroundobjects" svg:width="5.232cm" svg:height="7.047cm" svg:x="3.031cm" svg:y="10.445cm"/>
      <draw:page-thumbnail draw:layer="backgroundobjects" svg:width="5.232cm" svg:height="7.047cm" svg:x="3.031cm" svg:y="18.493cm"/>
      <draw:page-thumbnail draw:layer="backgroundobjects" svg:width="5.232cm" svg:height="7.047cm" svg:x="13.326cm" svg:y="2.397cm"/>
      <draw:page-thumbnail draw:layer="backgroundobjects" svg:width="5.232cm" svg:height="7.047cm" svg:x="13.326cm" svg:y="10.445cm"/>
      <draw:page-thumbnail draw:layer="backgroundobjects" svg:width="5.232cm" svg:height="7.047cm" svg:x="13.326cm" svg:y="18.493cm"/>
    </style:handout-master>
    <style:master-page style:name="Default" style:page-layout-name="PM1" draw:style-name="Mdp1">
      <draw:frame presentation:style-name="Default-title" draw:layer="backgroundobjects" svg:width="24.929cm" svg:height="6.186cm" svg:x="2.385cm" svg:y="2.478cm" presentation:class="title" presentation:placeholder="true">
        <draw:text-box/>
      </draw:frame>
      <draw:frame presentation:style-name="Default-outline1" draw:layer="backgroundobjects" svg:width="24.929cm" svg:height="21.497cm" svg:x="2.385cm" svg:y="9.669cm" presentation:class="outline" presentation:placeholder="true">
        <draw:text-box/>
      </draw:frame>
      <draw:frame presentation:style-name="Mpr1" draw:text-style-name="MP2" draw:layer="backgroundobjects" svg:width="6.453cm" svg:height="2.554cm" svg:x="2.385cm" svg:y="34.76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79cm" svg:height="2.554cm" svg:x="10.471cm" svg:y="34.76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3cm" svg:height="2.554cm" svg:x="20.859cm" svg:y="34.76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10T13:53:19.776321494</meta:creation-date>
    <dc:date>2021-05-05T10:41:33.907229230</dc:date>
    <meta:editing-duration>PT3H55M25S</meta:editing-duration>
    <meta:editing-cycles>33</meta:editing-cycles>
    <meta:generator>LibreOffice/7.0.4.2$Linux_X86_64 LibreOffice_project/00$Build-2</meta:generator>
    <meta:document-statistic meta:object-count="45"/>
  </office:meta>
</office:document-meta>
</file>